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ylesheet3">
      <style:graphic-properties draw:auto-grow-height="true" draw:auto-grow-width="false" fo:min-height="3.196cm" loext:decorative="false"/>
      <style:paragraph-properties style:writing-mode="lr-tb"/>
    </style:style>
    <style:style style:name="gr3" style:family="graphic" style:parent-style-name="Stylesheet4">
      <style:graphic-properties draw:auto-grow-height="true" draw:auto-grow-width="false" fo:min-height="3.325cm" loext:decorative="false"/>
      <style:paragraph-properties style:writing-mode="lr-tb"/>
    </style:style>
    <style:style style:name="gr4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5" style:family="graphic" style:parent-style-name="Stylesheet4">
      <style:graphic-properties draw:auto-grow-height="true" draw:auto-grow-width="false" fo:min-height="1.918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8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1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0.838cm" fo:padding-top="0.125cm" fo:padding-bottom="0.125cm" fo:padding-left="0.25cm" fo:padding-right="0.25cm" loext:decorative="false"/>
    </style:style>
    <style:style style:name="gr13" style:family="graphic" style:parent-style-name="Stylesheet4">
      <style:graphic-properties draw:auto-grow-height="true" draw:auto-grow-width="false" fo:min-height="1.279cm" loext:decorative="false"/>
      <style:paragraph-properties style:writing-mode="lr-tb"/>
    </style:style>
    <style:style style:name="gr14" style:family="graphic" style:parent-style-name="Definition">
      <style:graphic-properties draw:auto-grow-height="true" draw:auto-grow-width="false" fo:min-height="2.557cm" loext:decorative="false"/>
      <style:paragraph-properties style:writing-mode="lr-tb"/>
    </style:style>
    <style:style style:name="gr15" style:family="graphic" style:parent-style-name="Stylesheet4">
      <style:graphic-properties draw:auto-grow-height="true" draw:auto-grow-width="false" fo:min-height="0.769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55cm" fo:min-width="14.404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79cm" fo:min-width="3.533cm" fo:padding-top="0.125cm" fo:padding-bottom="0.125cm" fo:padding-left="0.25cm" fo:padding-right="0.25cm" loext:decorative="false"/>
    </style:style>
    <style:style style:name="gr18" style:family="graphic" style:parent-style-name="Definition">
      <style:graphic-properties draw:auto-grow-height="true" draw:auto-grow-width="false" fo:min-height="3.835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1.596cm" fo:padding-top="0.125cm" fo:padding-bottom="0.125cm" fo:padding-left="0.25cm" fo:padding-right="0.25cm" loext:decorative="false"/>
    </style:style>
    <style:style style:name="gr20" style:family="graphic" style:parent-style-name="function">
      <style:graphic-properties loext:decorative="false"/>
    </style:style>
    <style:style style:name="gr21" style:family="graphic" style:parent-style-name="Example">
      <style:graphic-properties draw:textarea-horizontal-align="center" fo:min-height="0cm" fo:min-width="0cm" style:writing-mode="lr-tb" loext:decorative="false"/>
      <style:paragraph-properties style:writing-mode="lr-tb"/>
    </style:style>
    <style:style style:name="gr22" style:family="graphic" style:parent-style-name="Stylesheet4">
      <style:graphic-properties draw:fill="solid" draw:fill-color="#dcdcdc" draw:auto-grow-height="true" draw:auto-grow-width="false" fo:min-height="3.196cm" loext:decorative="false"/>
      <style:paragraph-properties style:writing-mode="lr-tb"/>
    </style:style>
    <style:style style:name="gr2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186cm" fo:min-width="3.019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241cm" fo:min-width="1.777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853cm" fo:padding-top="0.125cm" fo:padding-bottom="0.125cm" fo:padding-left="0.25cm" fo:padding-right="0.25cm" loext:decorative="false"/>
    </style:style>
    <style:style style:name="gr2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67cm" fo:min-width="3.107cm" fo:padding-top="0.125cm" fo:padding-bottom="0.125cm" fo:padding-left="0.25cm" fo:padding-right="0.25cm" loext:decorative="false"/>
    </style:style>
    <style:style style:name="gr27" style:family="graphic" style:parent-style-name="Stylesheet4">
      <style:graphic-properties draw:fill="solid" draw:fill-color="#dcdcdc" draw:auto-grow-height="true" draw:auto-grow-width="false" fo:min-height="2.744cm" loext:decorative="false"/>
      <style:paragraph-properties style:writing-mode="lr-tb"/>
    </style:style>
    <style:style style:name="gr2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52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945cm" fo:padding-top="0.125cm" fo:padding-bottom="0.125cm" fo:padding-left="0.25cm" fo:padding-right="0.25cm" loext:decorative="false"/>
    </style:style>
    <style:style style:name="gr30" style:family="graphic" style:parent-style-name="Stylesheet4">
      <style:graphic-properties draw:fill="solid" draw:fill-color="#dcdcdc" draw:auto-grow-height="true" draw:auto-grow-width="false" fo:min-height="5.113cm" loext:decorative="false"/>
      <style:paragraph-properties style:writing-mode="lr-tb"/>
    </style:style>
    <style:style style:name="gr31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7.444cm" fo:padding-top="0.125cm" fo:padding-bottom="0.125cm" fo:padding-left="0.25cm" fo:padding-right="0.2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_31__5f_F_26_O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_31__5f_F_26_O-outline1">
      <style:graphic-properties fo:min-height="8.884cm" loext:decorative="false"/>
      <style:paragraph-properties style:writing-mode="lr-tb"/>
    </style:style>
    <style:style style:name="pr8" style:family="presentation" style:parent-style-name="_31__5f_F_26_O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F_26_O-title">
      <style:graphic-properties draw:auto-grow-height="true" fo:min-height="3.473cm" loext:decorative="false"/>
      <style:paragraph-properties style:writing-mode="lr-tb"/>
    </style:style>
    <style:style style:name="co1" style:family="table-column">
      <style:table-column-properties style:column-width="7.272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8.031cm" style:use-optimal-column-width="false"/>
    </style:style>
    <style:style style:name="co4" style:family="table-column">
      <style:table-column-properties style:column-width="10.884cm" style:use-optimal-column-width="false"/>
    </style:style>
    <style:style style:name="co5" style:family="table-column">
      <style:table-column-properties style:column-width="9.274cm" style:use-optimal-column-width="false"/>
    </style:style>
    <style:style style:name="co6" style:family="table-column">
      <style:table-column-properties style:column-width="5.728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1" fo:font-weight="bold" style:font-weight-asian="bold" style:font-weight-complex="bold"/>
    </style:style>
    <style:style style:name="ce2" style:family="table-cell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" fo:font-weight="normal" style:font-weight-asian="normal" style:font-weight-complex="normal"/>
    </style:style>
    <style:style style:name="ce5" style:family="table-cell">
      <loext:graphic-properties draw:fill="solid" draw:fill-color="#faf0e6"/>
      <style:text-properties style:font-name="Liberation Mono1" fo:font-weight="bold" style:font-weight-asian="bold" style:font-weight-complex="bold"/>
    </style:style>
    <style:style style:name="ce6" style:family="table-cell">
      <loext:graphic-properties draw:fill="solid" draw:fill-color="#faf0e6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fill="solid" draw:fill-color="#faf0e6"/>
      <style:text-properties style:font-name="Liberation Sans" fo:font-weight="normal" style:font-weight-asian="normal" style:font-weight-complex="normal"/>
    </style:style>
    <style:style style:name="ce8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ce10" style:family="table-cell">
      <loext:graphic-properties draw:fill="solid" draw:fill-color="#faf0e6"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3" style:family="table-cell">
      <style:paragraph-properties fo:border-left="0.28pt solid #000000" fo:border-right="none" fo:border-top="0.28pt solid #000000" fo:border-bottom="0.28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4" style:family="table-cell">
      <loext:graphic-properties draw:fill="none" loext:fill-use-slide-background="false"/>
      <style:paragraph-properties fo:border="0.03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5" style:family="table-cell">
      <style:paragraph-properties fo:border-left="0.28pt solid #000000" fo:border-right="0.28pt solid #000000" fo:border-top="none" fo:border-bottom="0.28pt solid #000000"/>
      <style:text-properties style:font-name="Liberation Mono1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1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font-name="Liberation Mono1" fo:font-weight="bold" style:font-weight-asian="bold" style:font-weight-complex="bold"/>
    </style:style>
    <style:style style:name="P10" style:family="paragraph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1" fo:font-weight="bold" style:font-weight-asian="bold" style:font-weight-complex="bold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weight="normal" style:font-weight-asian="normal" style:font-weight-complex="normal" fo:hyphenate="false" loext:hyphenation-no-caps="false" loext:hyphenation-no-last-word="false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text-align="center" style:writing-mode="lr-tb"/>
      <style:text-properties fo:font-size="14pt"/>
    </style:style>
    <style:style style:name="P17" style:family="paragraph">
      <loext:graphic-properties draw:fill="solid" draw:fill-color="#dcdcdc"/>
      <style:text-properties style:font-name="Liberation Mono1" fo:font-size="14pt" style:font-size-asian="16pt" style:font-size-complex="16pt"/>
    </style:style>
    <style:style style:name="P18" style:family="paragraph">
      <style:text-properties style:font-name="Liberation Sans" fo:font-weight="normal" style:font-weight-asian="normal" style:font-weight-complex="normal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dcdcdc"/>
      <style:text-properties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4" style:family="paragraph">
      <loext:graphic-properties draw:fill="solid" draw:fill-color="#dcdcdc"/>
      <style:text-properties fo:font-size="14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1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style:font-name="Liberation Mono1" fo:font-size="18pt" fo:font-weight="bold" style:font-weight-asian="bold" style:font-weight-complex="bold"/>
    </style:style>
    <style:style style:name="T11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style:font-name="Liberation Mono1" fo:font-weight="bold" style:font-weight-asian="bold" style:font-weight-complex="bold"/>
    </style:style>
    <style:style style:name="T14" style:family="text">
      <style:text-properties style:font-name="Liberation Sans3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5" style:family="text">
      <style:text-properties style:use-window-font-color="true" loext:opacity="0%" style:font-name="Liberation Mono1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6" style:family="text">
      <style:text-properties fo:font-size="14pt" style:text-underline-style="solid" style:text-underline-width="auto" style:text-underline-color="font-color"/>
    </style:style>
    <style:style style:name="T17" style:family="text">
      <style:text-properties fo:font-size="14pt"/>
    </style:style>
    <style:style style:name="T18" style:family="text">
      <style:text-properties fo:font-size="14pt" fo:font-weight="normal" style:font-weight-asian="normal" style:font-weight-complex="normal"/>
    </style:style>
    <style:style style:name="T19" style:family="text">
      <style:text-properties style:use-window-font-color="true" loext:opacity="0%" style:font-name="Liberation Sans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20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Liberation Sans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loext:opacity="0%" style:font-name="Liberation Mono1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29" style:family="text">
      <style:text-properties style:font-name="Liberation Mono1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30" style:family="text">
      <style:text-properties style:use-window-font-color="true" loext:opacity="0%" style:font-name="Liberation Mono1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font-name="Liberation Mono1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36" style:family="text">
      <style:text-properties style:font-name="Liberation Sans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Path</text:span> File and Binary modules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Argument names are <text:span text:style-name="T2">now significant </text:span>(keyword calls)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ptional arguments</text:p>
          </draw:text-box>
        </draw:frame>
        <draw:frame presentation:style-name="pr4" draw:text-style-name="P2" draw:layer="layout" svg:width="25.505cm" svg:height="1.19cm" svg:x="1.103cm" svg:y="3.477cm" presentation:class="outline" presentation:user-transformed="true">
          <draw:text-box>
            <text:p><text:span text:style-name="T3">Multiple-arity functions now defined with optional arguments:</text:span></text:p>
          </draw:text-box>
        </draw:frame>
        <draw:frame draw:style-name="gr2" draw:text-style-name="P3" draw:layer="layout" svg:width="18.908cm" svg:height="3.796cm" svg:x="0.952cm" svg:y="5.127cm">
          <draw:text-box>
            <text:p><text:span text:style-name="T4">fn:deep-equal($parameter1 as item()*,</text:span><text:span text:style-name="T4"><text:line-break/></text:span><text:span text:style-name="T4"> <text:s text:c="13"/>$parameter2 as item()*) as xs:boolean</text:span></text:p>
            <text:p><text:span text:style-name="T4">fn:deep-equal($parameter1 as item()*,</text:span><text:span text:style-name="T4"><text:line-break/></text:span><text:span text:style-name="T4"> <text:s text:c="13"/>$parameter2 as item()*,</text:span><text:span text:style-name="T4"><text:line-break/></text:span><text:span text:style-name="T4"> <text:s text:c="13"/>$collation as xs:string) as xs:boolean</text:span></text:p>
          </draw:text-box>
        </draw:frame>
        <draw:frame draw:style-name="gr3" draw:text-style-name="P3" draw:layer="layout" svg:width="14.923cm" svg:height="3.925cm" svg:x="7.939cm" svg:y="9.527cm">
          <draw:text-box>
            <text:p><text:span text:style-name="T4">fn:deep-equal(</text:span></text:p>
            <text:p><text:span text:style-name="T4"><text:s text:c="2"/>$input1 as item()*,</text:span><text:span text:style-name="T4"><text:line-break/></text:span><text:span text:style-name="T4"> <text:s/>$input2 as item()*,</text:span><text:span text:style-name="T4"><text:tab/></text:span></text:p>
            <text:p><text:span text:style-name="T4"><text:s text:c="2"/>$options as (xs:string | map(*))? := {}</text:span></text:p>
            <text:p><text:span text:style-name="T4">) as xs:boole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F_26_O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454cm" svg:height="3.473cm" svg:x="4.145cm" svg:y="0.206cm" presentation:class="title" presentation:user-transformed="true">
          <draw:text-box>
            <text:p>Sequence position arguments in Higher-Order Functions</text:p>
          </draw:text-box>
        </draw:frame>
        <draw:frame presentation:style-name="pr7" draw:text-style-name="P2" draw:layer="layout" svg:width="25.505cm" svg:height="1.19cm" svg:x="1.103cm" svg:y="4.22cm" presentation:class="outline" presentation:user-transformed="true">
          <draw:text-box>
            <text:p><text:span text:style-name="T3">Many of the <text:s/>higher-order functions now have an optional sequence position:</text:span></text:p>
          </draw:text-box>
        </draw:frame>
        <draw:frame draw:style-name="gr4" draw:text-style-name="P3" draw:layer="layout" svg:width="21.879cm" svg:height="2.518cm" svg:x="1.235cm" svg:y="5.543cm">
          <draw:text-box>
            <text:p><text:span text:style-name="T5">fn:filter</text:span><text:span text:style-name="T4">($input as item()*, </text:span><text:span text:style-name="T4"><text:tab/></text:span></text:p>
            <text:p><text:span text:style-name="T4"><text:s text:c="10"/>$predicate as fn(item(), xs:integer) as xs:boolean?</text:span></text:p>
            <text:p><text:span text:style-name="T4">) as item()*</text:span></text:p>
          </draw:text-box>
        </draw:frame>
        <draw:frame draw:style-name="gr5" draw:text-style-name="P3" xml:id="id25" draw:id="id25" draw:layer="layout" svg:width="21.194cm" svg:height="2.518cm" svg:x="1.102cm" svg:y="9.957cm">
          <draw:text-box>
            <text:p><text:span text:style-name="T4">('a','z') =!&gt; string-to-codepoints() </text:span></text:p>
            <text:p><text:span text:style-name="T4"><text:s text:c="2"/>=&gt; fn($t) { $t[1] to $t[2] }() =!&gt; codepoints-to-string()</text:span></text:p>
            <text:p><text:span text:style-name="T4"><text:s text:c="2"/>=&gt; filter(fn($item,$pos) {$pos mod 2 eq 0})</text:span></text:p>
          </draw:text-box>
        </draw:frame>
        <draw:g draw:style-name="gr6">
          <draw:frame draw:style-name="gr7" draw:text-style-name="P5" xml:id="id1" draw:id="id1" draw:layer="layout" svg:width="5.723cm" svg:height="0.878cm" svg:x="10.295cm" svg:y="8.501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3.156cm" svg:y1="8.501cm" svg:x2="14.938cm" svg:y2="7.256cm" draw:start-shape="id1" draw:start-glue-point="0" draw:end-shape="id2" draw:end-glue-point="2" svg:d="M13156 8501l1782-1245" svg:viewBox="0 0 1783 1246">
            <text:p/>
          </draw:connector>
          <draw:custom-shape draw:style-name="gr9" draw:text-style-name="P6" xml:id="id2" draw:id="id2" draw:layer="layout" svg:width="3.673cm" svg:height="0.862cm" svg:x="13.102cm" svg:y="6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 xml:id="id27" draw:id="id27">
          <draw:frame draw:style-name="gr10" draw:text-style-name="P7" draw:layer="layout" svg:width="9.454cm" svg:height="1.039cm" svg:x="9.023cm" svg:y="12.8cm">
            <draw:text-box>
              <text:p text:style-name="P4"><text:span text:style-name="T7">'b','d','f'… 'x','z'</text:span></text:p>
            </draw:text-box>
          </draw:frame>
          <draw:custom-shape draw:style-name="gr11" draw:text-style-name="P4" draw:layer="layout" svg:width="2.393cm" svg:height="0.639cm" svg:x="5.486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6" xml:id="id26" draw:id="id26">
          <draw:connector draw:style-name="gr8" draw:text-style-name="P6" draw:layer="layout" draw:type="line" svg:x1="13.155cm" svg:y1="9.29cm" svg:x2="9.855cm" svg:y2="11.817cm" draw:end-shape="id3" draw:end-glue-point="1" svg:d="M13155 9290l-3300 2527" svg:viewBox="0 0 3301 2528">
            <text:p/>
          </draw:connector>
          <draw:custom-shape draw:style-name="gr12" draw:text-style-name="P6" xml:id="id3" draw:id="id3" draw:layer="layout" svg:width="1.412cm" svg:height="0.775cm" svg:x="8.443cm" svg:y="11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Keyword arguments in<text:line-break/><text:span text:style-name="T2">static</text:span> function calls</text:p>
          </draw:text-box>
        </draw:frame>
        <draw:frame presentation:style-name="pr4" draw:text-style-name="P2" draw:layer="layout" svg:width="3.996cm" svg:height="2.528cm" svg:x="0.85cm" svg:y="4.918cm" presentation:class="outline" presentation:user-transformed="true">
          <draw:text-box>
            <text:p><text:span text:style-name="T3">Argument names are now significant:</text:span></text:p>
          </draw:text-box>
        </draw:frame>
        <draw:frame draw:style-name="gr13" draw:text-style-name="P3" xml:id="id31" draw:id="id31" draw:layer="layout" svg:width="15.487cm" svg:height="1.879cm" svg:x="8.162cm" svg:y="11.966cm">
          <draw:text-box>
            <text:p><text:span text:style-name="T4">fn:sort(//employee,fn:default-collation(),</text:span></text:p>
            <text:p><text:span text:style-name="T4"><text:s text:c="8"/>fn($e) { xs:decimal($e/salary) })</text:span></text:p>
          </draw:text-box>
        </draw:frame>
        <draw:frame draw:style-name="gr14" draw:text-style-name="P3" draw:layer="layout" svg:width="21.166cm" svg:height="3.157cm" svg:x="4.755cm" svg:y="4.578cm">
          <draw:text-box>
            <text:p><text:span text:style-name="T5">fn:sort</text:span><text:span text:style-name="T4">( $input as item()*,</text:span><text:span text:style-name="T4"><text:tab/></text:span></text:p>
            <text:p><text:span text:style-name="T4"><text:s text:c="9"/>$collation as xs:string?</text:span><text:span text:style-name="T4"><text:tab/></text:span><text:span text:style-name="T4">:= fn:default-collation(),</text:span></text:p>
            <text:p><text:span text:style-name="T4"><text:s text:c="9"/>$key as fn(item()) as xs:anyAtomicType*</text:span><text:span text:style-name="T4"><text:tab/></text:span><text:span text:style-name="T4">:= fn:data#1</text:span></text:p>
            <text:p><text:span text:style-name="T4">) as item()*</text:span></text:p>
          </draw:text-box>
        </draw:frame>
        <draw:frame draw:style-name="gr15" draw:text-style-name="P8" xml:id="id28" draw:id="id28" draw:layer="layout" svg:width="22.876cm" svg:height="1.369cm" svg:x="0.729cm" svg:y="9.556cm">
          <draw:text-box>
            <text:p><text:span text:style-name="T8">sort(//employee, key := fn($e) { xs:decimal($e/salary) })</text:span></text:p>
          </draw:text-box>
        </draw:frame>
        <draw:g draw:style-name="gr6" xml:id="id30" draw:id="id30">
          <draw:frame draw:style-name="gr7" draw:text-style-name="P5" xml:id="id4" draw:id="id4" draw:layer="layout" svg:width="9.02cm" svg:height="0.878cm" svg:x="12.266cm" svg:y="8.413cm">
            <draw:text-box>
              <text:p text:style-name="P4"><text:span text:style-name="T6">Arguments by keyword (following)</text:span></text:p>
            </draw:text-box>
          </draw:frame>
          <draw:connector draw:style-name="gr8" draw:text-style-name="P6" draw:layer="layout" draw:type="line" svg:x1="16.776cm" svg:y1="9.291cm" svg:x2="14.829cm" svg:y2="9.844cm" draw:start-shape="id4" draw:end-shape="id5" draw:end-glue-point="0" svg:d="M16776 9291l-1947 553" svg:viewBox="0 0 1948 554">
            <text:p/>
          </draw:connector>
          <draw:custom-shape draw:style-name="gr16" draw:text-style-name="P6" xml:id="id5" draw:id="id5" draw:layer="layout" svg:width="14.968cm" svg:height="0.669cm" svg:x="7.345cm" svg:y="9.84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 xml:id="id29" draw:id="id29">
          <draw:frame draw:style-name="gr7" draw:text-style-name="P5" xml:id="id6" draw:id="id6" draw:layer="layout" svg:width="6.092cm" svg:height="0.878cm" svg:x="2.842cm" svg:y="8.333cm">
            <draw:text-box>
              <text:p text:style-name="P4"><text:span text:style-name="T6">Arguments by position</text:span></text:p>
            </draw:text-box>
          </draw:frame>
          <draw:connector draw:style-name="gr8" draw:text-style-name="P6" draw:layer="layout" draw:type="line" svg:x1="5.888cm" svg:y1="9.211cm" svg:x2="4.961cm" svg:y2="9.849cm" draw:start-shape="id6" draw:start-glue-point="2" draw:end-shape="id7" draw:end-glue-point="0" svg:d="M5888 9211l-927 638" svg:viewBox="0 0 928 639">
            <text:p/>
          </draw:connector>
          <draw:custom-shape draw:style-name="gr17" draw:text-style-name="P6" xml:id="id7" draw:id="id7" draw:layer="layout" svg:width="4.101cm" svg:height="0.697cm" svg:x="2.911cm" svg:y="9.8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Options as a <text:span text:style-name="T7">record</text:span> argument</text:p>
          </draw:text-box>
        </draw:frame>
        <draw:frame draw:style-name="gr14" draw:text-style-name="P3" draw:layer="layout" svg:width="11.433cm" svg:height="3.157cm" svg:x="0.875cm" svg:y="5.365cm">
          <draw:text-box>
            <text:p><text:span text:style-name="T5">fn:csv-to-arrays</text:span><text:span text:style-name="T4">(</text:span></text:p>
            <text:p><text:span text:style-name="T4"><text:s text:c="6"/>$value as xs:string?, </text:span><text:span text:style-name="T4"><text:tab/></text:span></text:p>
            <text:p><text:span text:style-name="T4"><text:s text:c="6"/>$options as map(*)?</text:span><text:span text:style-name="T4"><text:tab/></text:span><text:span text:style-name="T4">:= {}</text:span></text:p>
            <text:p><text:span text:style-name="T4">) as array(xs:string)*</text:span></text:p>
          </draw:text-box>
        </draw:frame>
        <draw:frame presentation:style-name="pr4" draw:text-style-name="P2" draw:layer="layout" svg:width="25.505cm" svg:height="1.19cm" svg:x="0.985cm" svg:y="3.655cm" presentation:class="outline" presentation:user-transformed="true">
          <draw:text-box>
            <text:p><text:span text:style-name="T3">Mostly on functions processing maps, arrays and resources:</text:span></text:p>
          </draw:text-box>
        </draw:frame>
        <draw:g draw:style-name="gr6" xml:id="id32" draw:id="id32">
          <draw:frame draw:style-name="gr18" draw:text-style-name="P3" draw:layer="layout" svg:width="12.666cm" svg:height="4.435cm" svg:x="11.205cm" svg:y="9.214cm">
            <draw:text-box>
              <text:p><text:span text:style-name="T4">record(</text:span></text:p>
              <text:p><text:span text:style-name="T4"><text:s text:c="4"/>field-delimiter? as xs:string,</text:span></text:p>
              <text:p><text:span text:style-name="T4"><text:s text:c="4"/>row-delimiter? <text:s text:c="2"/>as xs:string,</text:span></text:p>
              <text:p><text:span text:style-name="T4"><text:s text:c="4"/>quote-character? as xs:string,</text:span></text:p>
              <text:p><text:span text:style-name="T4"><text:s text:c="4"/>trim-whitespace? as xs:boolean</text:span></text:p>
              <text:p><text:span text:style-name="T4">)</text:span></text:p>
            </draw:text-box>
          </draw:frame>
          <draw:g draw:style-name="gr6">
            <draw:connector draw:style-name="gr8" draw:text-style-name="P6" draw:layer="layout" draw:type="line" svg:x1="11.252cm" svg:y1="10.36cm" svg:x2="9.261cm" svg:y2="7.195cm" draw:end-shape="id8" draw:end-glue-point="1" svg:d="M11252 10360l-1991-3165" svg:viewBox="0 0 1992 3166">
              <text:p/>
            </draw:connector>
            <draw:custom-shape draw:style-name="gr19" draw:text-style-name="P6" xml:id="id8" draw:id="id8" draw:layer="layout" svg:width="2.17cm" svg:height="0.775cm" svg:x="7.091cm" svg:y="6.8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9">General Functions on Sequences</text:span></text:p>
          </draw:text-box>
        </draw:frame>
        <draw:frame draw:style-name="gr20" draw:layer="layout" svg:width="25.885cm" svg:height="8.585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10">fn:foot()</text:span></text:p>
              </table:table-cell>
              <table:table-cell>
                <text:p text:style-name="P10"><text:span text:style-name="T11">The last of a sequence</text:span></text:p>
              </table:table-cell>
              <table:table-cell>
                <text:p text:style-name="P10"><text:span text:style-name="T12">cf</text:span><text:span text:style-name="T11"> </text:span><text:span text:style-name="T5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fn:trunk()</text:span></text:p>
              </table:table-cell>
              <table:table-cell>
                <text:p text:style-name="P10"><text:span text:style-name="T11">All but the last</text:span></text:p>
              </table:table-cell>
              <table:table-cell>
                <text:p text:style-name="P10"><text:span text:style-name="T12">cf</text:span><text:span text:style-name="T11"> </text:span><text:span text:style-name="T5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fn:identity()</text:span></text:p>
              </table:table-cell>
              <table:table-cell>
                <text:p text:style-name="P10"><text:span text:style-name="T11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0">fn:void()</text:span></text:p>
              </table:table-cell>
              <table:table-cell>
                <text:p text:style-name="P10"><text:span text:style-name="T11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0">fn:items-at()</text:span></text:p>
              </table:table-cell>
              <table:table-cell>
                <text:p text:style-name="P10"><text:span text:style-name="T11">Items from selected positions</text:span></text:p>
              </table:table-cell>
              <table:table-cell>
                <text:p text:style-name="P10"><text:span text:style-name="T11">Can be any order and have duplicates</text:span></text:p>
              </table:table-cell>
            </table:table-row>
            <table:table-row table:style-name="ro1">
              <table:table-cell table:style-name="ce1">
                <text:p text:style-name="P9"><text:span text:style-name="T10">fn:replicate()</text:span></text:p>
              </table:table-cell>
              <table:table-cell table:style-name="ce2">
                <text:p text:style-name="P10"><text:span text:style-name="T11">Multiple copies of a sequence</text:span></text:p>
              </table:table-cell>
              <table:table-cell table:style-name="ce3">
                <text:p text:style-name="P11"><text:span text:style-name="T5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fn:sequence-join()</text:span></text:p>
              </table:table-cell>
              <table:table-cell>
                <text:p text:style-name="P10"><text:span text:style-name="T11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0">fn:slice()</text:span></text:p>
              </table:table-cell>
              <table:table-cell>
                <text:p text:style-name="P10"><text:span text:style-name="T11">Subsequence with ‘step/stride’</text:span></text:p>
              </table:table-cell>
              <table:table-cell>
                <text:p text:style-name="P10"><text:span text:style-name="T11">Can be in reverse</text:span></text:p>
                <text:p text:style-name="P10"><text:span text:style-name="T12">cf</text:span><text:span text:style-name="T11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20" draw:layer="layout" svg:width="25.885cm" svg:height="9.675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9"><text:span text:style-name="T13">fn:atomic-equal()</text:span></text:p>
              </table:table-cell>
              <table:table-cell>
                <text:p text:style-name="P10"><text:span text:style-name="T11">(Coerced) type/value equality</text:span></text:p>
              </table:table-cell>
              <table:table-cell>
                <text:p text:style-name="P10"><text:span text:style-name="T14">≡</text:span><text:span text:style-name="T11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contains-subsequence()</text:span></text:p>
              </table:table-cell>
              <table:table-cell>
                <text:p text:style-name="P10"><text:span text:style-name="T11">One sequence contains a given contiguous subsequence</text:span></text:p>
              </table:table-cell>
              <table:table-cell>
                <text:p text:style-name="P10"><text:span text:style-name="T1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duplicate-values()</text:span></text:p>
              </table:table-cell>
              <table:table-cell>
                <text:p text:style-name="P10"><text:span text:style-name="T12">Values</text:span><text:span text:style-name="T11">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ends-with-subsequence()</text:span></text:p>
              </table:table-cell>
              <table:table-cell>
                <text:p text:style-name="P10"><text:span text:style-name="T11">One sequence finishes with a given contiguous subsequence</text:span></text:p>
              </table:table-cell>
              <table:table-cell>
                <text:p text:style-name="P10"><text:span text:style-name="T1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3">fn:starts-with-subsequence()</text:span></text:p>
              </table:table-cell>
              <table:table-cell>
                <text:p text:style-name="P10"><text:span text:style-name="T11">One sequence starts with a given contiguous subsequence</text:span></text:p>
              </table:table-cell>
              <table:table-cell>
                <text:p text:style-name="P13"><text:span text:style-name="T11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all-equal()</text:span></text:p>
              </table:table-cell>
              <table:table-cell>
                <text:p text:style-name="P10"><text:span text:style-name="T11">All items have equal atomic value</text:span></text:p>
              </table:table-cell>
              <table:table-cell>
                <text:p text:style-name="P10"><text:span text:style-name="T11">Used-suppliable collation</text:span></text:p>
              </table:table-cell>
            </table:table-row>
            <table:table-row table:style-name="ro1">
              <table:table-cell table:style-name="ce1">
                <text:p text:style-name="P9"><text:span text:style-name="T13">fn:all-different()</text:span></text:p>
              </table:table-cell>
              <table:table-cell table:style-name="ce4">
                <text:p text:style-name="P14"><text:span text:style-name="T11">No two items have equal atomic value</text:span></text:p>
              </table:table-cell>
              <table:table-cell table:style-name="ce2">
                <text:p text:style-name="P10"><text:span text:style-name="T11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20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6">
              <table:table-cell table:style-name="ce5">
                <text:p text:style-name="P9"><text:span text:style-name="T15">fn:do-until()|</text:span><text:span text:style-name="T15"><text:line-break/></text:span><text:span text:style-name="T13">fn:while-do()</text:span></text:p>
              </table:table-cell>
              <table:table-cell>
                <text:p text:style-name="P10"><text:span text:style-name="T11">Processes a value repeatedly while a condition is (false | <text:s/>true)</text:span></text:p>
              </table:table-cell>
              <table:table-cell>
                <text:p text:style-name="P10"><text:span text:style-name="T11">Action &amp; predicate functions, with </text:span><text:span text:style-name="T1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every()|</text:span></text:p>
                <text:p text:style-name="P9"><text:span text:style-name="T13">fn:some()</text:span></text:p>
              </table:table-cell>
              <table:table-cell>
                <text:p text:style-name="P10"><text:span text:style-name="T11">(Every | at least one) item satisfies a predicate</text:span></text:p>
              </table:table-cell>
              <table:table-cell>
                <text:p text:style-name="P10"><text:span text:style-name="T11">Predicate function with </text:span><text:span text:style-name="T1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highest()|</text:span><text:span text:style-name="T13"><text:line-break/></text:span><text:span text:style-name="T13">fn:lowest()</text:span></text:p>
              </table:table-cell>
              <table:table-cell>
                <text:p text:style-name="P10"><text:span text:style-name="T11">Items which have the (highest | lowest) sort key</text:span></text:p>
              </table:table-cell>
              <table:table-cell>
                <text:p text:style-name="P10"><text:span text:style-name="T11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sort-by()</text:span></text:p>
              </table:table-cell>
              <table:table-cell>
                <text:p text:style-name="P10"><text:span text:style-name="T11">Sort using several sort-key functions</text:span></text:p>
              </table:table-cell>
              <table:table-cell>
                <text:p text:style-name="P10"><text:span text:style-name="T11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9"><text:span text:style-name="T13">fn:sort-with()</text:span></text:p>
              </table:table-cell>
              <table:table-cell table:style-name="ce4">
                <text:p text:style-name="P14"><text:span text:style-name="T11">Sort using comparator functions</text:span></text:p>
              </table:table-cell>
              <table:table-cell table:style-name="ce2">
                <text:p text:style-name="P10"><text:span text:style-name="T11">List of </text:span><text:span text:style-name="T12">-ve|0|+ve</text:span><text:span text:style-name="T11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do-until()</text:span></text:p>
          </draw:text-box>
        </draw:frame>
        <draw:custom-shape draw:style-name="gr21" draw:text-style-name="P16" draw:layer="layout" svg:width="3.77cm" svg:height="2.289cm" svg:x="20.957cm" svg:y="10.332cm">
          <text:p text:style-name="P15"><text:span text:style-name="T16">Example</text:span><text:span text:style-name="T17"><text:line-break/></text:span><text:span text:style-name="T17">Higher-Order</text:span><text:span text:style-name="T17"><text:line-break/></text:span><text:span text:style-name="T18">do-unt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2" draw:text-style-name="P17" draw:layer="layout" svg:width="25.579cm" svg:height="3.796cm" svg:x="1.162cm" svg:y="5.5cm">
          <draw:text-box>
            <text:p><text:span text:style-name="T5">fn:do-until</text:span><text:span text:style-name="T4">(</text:span></text:p>
            <text:p><text:span text:style-name="T4"><text:s text:c="8"/>$input <text:s text:c="4"/>as item()*, </text:span><text:span text:style-name="T4"><text:tab/></text:span></text:p>
            <text:p><text:span text:style-name="T4"><text:s text:c="8"/>$action <text:s text:c="3"/>as fn(item()*, xs:integer) as item()*, </text:span><text:span text:style-name="T4"><text:tab/></text:span></text:p>
            <text:p><text:span text:style-name="T4"><text:s text:c="8"/>$predicate as fn(item()*, xs:integer) as xs:boolean? </text:span><text:span text:style-name="T4"><text:tab/></text:span><text:span text:style-name="T4"> </text:span><text:span text:style-name="T4"><text:tab/></text:span></text:p>
            <text:p><text:span text:style-name="T4">) as item()*</text:span></text:p>
          </draw:text-box>
        </draw:frame>
        <draw:g draw:style-name="gr6">
          <draw:frame draw:style-name="gr7" draw:text-style-name="P5" xml:id="id9" draw:id="id9" draw:layer="layout" svg:width="5.723cm" svg:height="0.878cm" svg:x="11.372cm" svg:y="9.882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4.233cm" svg:y1="9.882cm" svg:x2="14.529cm" svg:y2="8.473cm" draw:start-shape="id9" draw:start-glue-point="0" draw:end-shape="id10" draw:end-glue-point="2" svg:d="M14233 9882l296-1409" svg:viewBox="0 0 297 1410">
            <text:p/>
          </draw:connector>
          <draw:custom-shape draw:style-name="gr23" draw:text-style-name="P6" xml:id="id10" draw:id="id10" draw:layer="layout" svg:width="3.673cm" svg:height="1.59cm" svg:x="12.693cm" svg:y="6.8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1" draw:id="id11" draw:layer="layout" svg:width="5.723cm" svg:height="0.878cm" svg:x="10.42cm" svg:y="3.802cm">
            <draw:text-box>
              <text:p text:style-name="P4"><text:span text:style-name="T6">Current result</text:span></text:p>
            </draw:text-box>
          </draw:frame>
          <draw:connector draw:style-name="gr8" draw:text-style-name="P6" draw:layer="layout" draw:type="line" svg:x1="13.281cm" svg:y1="4.68cm" svg:x2="11.073cm" svg:y2="6.867cm" draw:start-shape="id11" draw:start-glue-point="2" draw:end-shape="id12" draw:end-glue-point="0" svg:d="M13281 4680l-2208 2187" svg:viewBox="0 0 2209 2188">
            <text:p/>
          </draw:connector>
          <draw:custom-shape draw:style-name="gr24" draw:text-style-name="P6" xml:id="id12" draw:id="id12" draw:layer="layout" svg:width="2.437cm" svg:height="1.651cm" svg:x="9.855cm" svg:y="6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3" draw:id="id13" draw:layer="layout" svg:width="5.723cm" svg:height="0.878cm" svg:x="3.478cm" svg:y="3.98cm">
            <draw:text-box>
              <text:p text:style-name="P4"><text:span text:style-name="T6">Starting value</text:span></text:p>
            </draw:text-box>
          </draw:frame>
          <draw:connector draw:style-name="gr8" draw:text-style-name="P6" draw:layer="layout" draw:type="line" svg:x1="6.339cm" svg:y1="4.858cm" svg:x2="5.231cm" svg:y2="6.317cm" draw:start-shape="id13" draw:start-glue-point="2" draw:end-shape="id14" draw:end-glue-point="0" svg:d="M6339 4858l-1108 1459" svg:viewBox="0 0 1109 1460">
            <text:p/>
          </draw:connector>
          <draw:custom-shape draw:style-name="gr25" draw:text-style-name="P6" xml:id="id14" draw:id="id14" draw:layer="layout" svg:width="2.437cm" svg:height="0.862cm" svg:x="4.013cm" svg:y="6.3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5" draw:id="id15" draw:layer="layout" svg:width="5.723cm" svg:height="0.878cm" svg:x="2.721cm" svg:y="10.076cm">
            <draw:text-box>
              <text:p text:style-name="P4"><text:span text:style-name="T6">Stop when</text:span></text:p>
            </draw:text-box>
          </draw:frame>
          <draw:connector draw:style-name="gr8" draw:text-style-name="P6" draw:layer="layout" draw:type="line" svg:x1="5.582cm" svg:y1="10.076cm" svg:x2="5.848cm" svg:y2="8.428cm" draw:start-shape="id15" draw:start-glue-point="0" draw:end-shape="id16" draw:end-glue-point="2" svg:d="M5582 10076l266-1648" svg:viewBox="0 0 267 1649">
            <text:p/>
          </draw:connector>
          <draw:custom-shape draw:style-name="gr26" draw:text-style-name="P6" xml:id="id16" draw:id="id16" draw:layer="layout" svg:width="3.673cm" svg:height="0.683cm" svg:x="4.012cm" svg:y="7.7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20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index-where()</text:span></text:p>
              </table:table-cell>
              <table:table-cell>
                <text:p text:style-name="P10"><text:span text:style-name="T11">Positions in input of items that match predicate</text:span></text:p>
              </table:table-cell>
              <table:table-cell>
                <text:p text:style-name="P10"><text:span text:style-name="T11">Predicate function with </text:span><text:span text:style-name="T1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3">fn:subsequence-where()</text:span></text:p>
              </table:table-cell>
              <table:table-cell>
                <text:p text:style-name="P10"><text:span text:style-name="T11">Contiguous subsequence – start and end points determined by predicates</text:span></text:p>
              </table:table-cell>
              <table:table-cell>
                <text:p text:style-name="P10"><text:span text:style-name="T11">Start &amp; end predicate functions with </text:span><text:span text:style-name="T1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take-while()</text:span></text:p>
              </table:table-cell>
              <table:table-cell>
                <text:p text:style-name="P10"><text:span text:style-name="T11">Items prior to the first failing predicate match</text:span></text:p>
              </table:table-cell>
              <table:table-cell>
                <text:p text:style-name="P10"><text:span text:style-name="T11">Predicate function with </text:span><text:span text:style-name="T12">$position</text:span></text:p>
              </table:table-cell>
            </table:table-row>
            <table:table-row table:style-name="ro1">
              <table:table-cell table:style-name="ce5">
                <text:p text:style-name="P9"><text:span text:style-name="T13">fn:partition()</text:span></text:p>
              </table:table-cell>
              <table:table-cell table:style-name="ce7">
                <text:p text:style-name="P18"><text:span text:style-name="T19">Partition into arrays splitting when a condition is true. </text:span><text:span text:style-name="T12">cf</text:span><text:span text:style-name="T11"> </text:span><text:span text:style-name="T20">xsl:for-each-group[@split-when]</text:span><text:span text:style-name="T11"> </text:span></text:p>
              </table:table-cell>
              <table:table-cell table:style-name="ce6">
                <text:p text:style-name="P10"><text:span text:style-name="T11">Split function(</text:span><text:span text:style-name="T12">$so-far</text:span><text:span text:style-name="T11">,</text:span><text:span text:style-name="T12"> $item</text:span><text:span text:style-name="T11">, </text:span><text:span text:style-name="T12">$position</text:span><text:span text:style-name="T11">). </text:span><text:span text:style-name="T11"><text:line-break/></text:span><text:span text:style-name="T11"/></text:p>
              </table:table-cell>
            </table:table-row>
            <table:table-row table:style-name="ro1">
              <table:table-cell table:style-name="ce1">
                <text:p text:style-name="P9"><text:span text:style-name="T13">fn:scan-left()|</text:span><text:span text:style-name="T13"><text:line-break/></text:span><text:span text:style-name="T13">fn:scan-right()</text:span></text:p>
              </table:table-cell>
              <table:table-cell table:style-name="ce4">
                <text:p text:style-name="P18"><text:span text:style-name="T11">Array of successive partial results of </text:span><text:span text:style-name="T21">fn:fold-left()</text:span><text:span text:style-name="T22">|</text:span><text:span text:style-name="T21">fn:fold-right()</text:span><text:span text:style-name="T11"> </text:span><text:span text:style-name="T23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partition()</text:span></text:p>
          </draw:text-box>
        </draw:frame>
        <draw:custom-shape draw:style-name="gr21" draw:text-style-name="P19" draw:layer="layout" svg:width="3.83cm" svg:height="2.904cm" svg:x="20.927cm" svg:y="10.332cm">
          <text:p text:style-name="P4"><text:span text:style-name="T24">Example</text:span><text:line-break/>Higher-Order<text:line-break/><text:span text:style-name="T25">partition()</text:span><text:line-break/><text:span text:style-name="T25">line wr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7" draw:text-style-name="P20" draw:layer="layout" svg:width="25.579cm" svg:height="3.344cm" svg:x="1.162cm" svg:y="5.5cm">
          <draw:text-box>
            <text:p><text:span text:style-name="T5">fn:partition</text:span><text:span text:style-name="T4">(</text:span></text:p>
            <text:p><text:span text:style-name="T4"><text:s text:c="8"/>$input</text:span><text:span text:style-name="T4"><text:tab/></text:span><text:span text:style-name="T4">as item()*, </text:span><text:span text:style-name="T4"><text:tab/></text:span></text:p>
            <text:p><text:span text:style-name="T4"><text:s text:c="8"/>$split-when as fn(item()*, item(), xs:integer) as xs:boolean? </text:span><text:span text:style-name="T4"><text:tab/></text:span></text:p>
            <text:p><text:span text:style-name="T4">) as array(item()*)*</text:span></text:p>
          </draw:text-box>
        </draw:frame>
        <draw:g draw:style-name="gr6">
          <draw:frame draw:style-name="gr28" draw:text-style-name="P5" xml:id="id17" draw:id="id17" draw:layer="layout" svg:width="4.812cm" svg:height="0.902cm" svg:x="5.723cm" svg:y="9.584cm">
            <draw:text-box>
              <text:p text:style-name="P4"><text:span text:style-name="T6">Partition so far</text:span></text:p>
            </draw:text-box>
          </draw:frame>
          <draw:connector draw:style-name="gr8" draw:text-style-name="P6" draw:layer="layout" draw:type="line" svg:x1="8.129cm" svg:y1="9.584cm" svg:x2="11.34cm" svg:y2="7.79cm" draw:start-shape="id17" draw:start-glue-point="0" draw:end-shape="id18" draw:end-glue-point="2" svg:d="M8129 9584l3211-1794" svg:viewBox="0 0 3212 1795">
            <text:p/>
          </draw:connector>
          <draw:custom-shape draw:style-name="gr29" draw:text-style-name="P6" xml:id="id18" draw:id="id18" draw:layer="layout" svg:width="2.529cm" svg:height="0.862cm" svg:x="10.076cm" svg:y="6.9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9" draw:id="id19" draw:layer="layout" svg:width="5.723cm" svg:height="0.878cm" svg:x="14.508cm" svg:y="9.436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7.369cm" svg:y1="9.436cm" svg:x2="17.665cm" svg:y2="7.805cm" draw:start-shape="id19" draw:start-glue-point="0" draw:end-shape="id20" draw:end-glue-point="2" svg:d="M17369 9436l296-1631" svg:viewBox="0 0 297 1632">
            <text:p/>
          </draw:connector>
          <draw:custom-shape draw:style-name="gr9" draw:text-style-name="P6" xml:id="id20" draw:id="id20" draw:layer="layout" svg:width="3.673cm" svg:height="0.862cm" svg:x="15.829cm" svg:y="6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21" draw:id="id21" draw:layer="layout" svg:width="5.723cm" svg:height="0.878cm" svg:x="11.208cm" svg:y="4.01cm">
            <draw:text-box>
              <text:p text:style-name="P4"><text:span text:style-name="T6">Next item</text:span></text:p>
            </draw:text-box>
          </draw:frame>
          <draw:connector draw:style-name="gr8" draw:text-style-name="P6" draw:layer="layout" draw:type="line" svg:x1="14.069cm" svg:y1="4.888cm" svg:x2="14.269cm" svg:y2="6.927cm" draw:start-shape="id21" draw:start-glue-point="2" draw:end-shape="id22" draw:end-glue-point="0" svg:d="M14069 4888l200 2039" svg:viewBox="0 0 201 2040">
            <text:p/>
          </draw:connector>
          <draw:custom-shape draw:style-name="gr25" draw:text-style-name="P6" xml:id="id22" draw:id="id22" draw:layer="layout" svg:width="2.437cm" svg:height="0.862cm" svg:x="13.051cm" svg:y="6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20" draw:layer="layout" svg:width="26.784cm" svg:height="4.364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transitive-closure()</text:span></text:p>
              </table:table-cell>
              <table:table-cell>
                <text:p text:style-name="P10"><text:span text:style-name="T11">All GNodes reachable by repeated function application</text:span></text:p>
              </table:table-cell>
              <table:table-cell>
                <text:p text:style-name="P10"><text:span text:style-name="T11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partial-apply()</text:span></text:p>
              </table:table-cell>
              <table:table-cell>
                <text:p text:style-name="P10"><text:span text:style-name="T11">Partial binding of function arguments</text:span></text:p>
              </table:table-cell>
              <table:table-cell>
                <text:p text:style-name="P10"><text:span text:style-name="T11">More flexible than</text:span><text:span text:style-name="T11"><text:line-break/></text:span><text:span text:style-name="T12">f:is-larger(?,0)</text:span></text:p>
              </table:table-cell>
            </table:table-row>
            <table:table-row table:style-name="ro1" table:default-cell-style-name="ce2">
              <table:table-cell table:style-name="ce8">
                <text:p text:style-name="P21"><text:span text:style-name="T26">fn:op()</text:span></text:p>
              </table:table-cell>
              <table:table-cell>
                <text:p text:style-name="P10"><text:span text:style-name="T11">Generates a function to apply a binary operator to two argument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20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divide-decimals()</text:span></text:p>
              </table:table-cell>
              <table:table-cell>
                <text:p text:style-name="P10"><text:span text:style-name="T11">Divide </text:span><text:span text:style-name="T5">xs:decimal</text:span><text:span text:style-name="T11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isNaN()</text:span></text:p>
              </table:table-cell>
              <table:table-cell>
                <text:p text:style-name="P10"><text:span text:style-name="T5">true</text:span><text:span text:style-name="T11"> if </text:span><text:span text:style-name="T5">xs:float</text:span><text:span text:style-name="T11"> or </text:span><text:span text:style-name="T5">xs:double NaN</text:span><text:span text:style-name="T11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parse-integer()</text:span></text:p>
              </table:table-cell>
              <table:table-cell>
                <text:p text:style-name="P10"><text:span text:style-name="T11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math:e()|</text:span></text:p>
                <text:p text:style-name="P9"><text:span text:style-name="T13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20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collation()</text:span></text:p>
              </table:table-cell>
              <table:table-cell>
                <text:p text:style-name="P10"><text:span text:style-name="T11">Constructs a collation URI with properties.</text:span></text:p>
              </table:table-cell>
              <table:table-cell>
                <text:p text:style-name="P10"><text:span text:style-name="T11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collation-available()</text:span></text:p>
              </table:table-cell>
              <table:table-cell>
                <text:p text:style-name="P10"><text:span text:style-name="T11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char()</text:span></text:p>
              </table:table-cell>
              <table:table-cell>
                <text:p text:style-name="P10"><text:span text:style-name="T11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9"><text:span text:style-name="T13">fn:characters()</text:span></text:p>
              </table:table-cell>
              <table:table-cell table:style-name="ce2">
                <text:p text:style-name="P10"><text:span text:style-name="T11">Split into a sequence of single-character strings</text:span></text:p>
              </table:table-cell>
              <table:table-cell table:style-name="ce9">
                <text:p text:style-name="P22"><text:span text:style-name="T20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9"><text:span text:style-name="T13">fn:graphemes()</text:span></text:p>
              </table:table-cell>
              <table:table-cell table:style-name="ce2">
                <text:p text:style-name="P10"><text:span text:style-name="T11">Produces grapheme clusters</text:span></text:p>
              </table:table-cell>
              <table:table-cell table:style-name="ce9"/>
            </table:table-row>
            <table:table-row table:style-name="ro1">
              <table:table-cell table:style-name="ce1">
                <text:p text:style-name="P9"><text:span text:style-name="T13">fn:hash()</text:span></text:p>
              </table:table-cell>
              <table:table-cell table:style-name="ce2">
                <text:p text:style-name="P10"><text:span text:style-name="T11">Hash, checksum or CRC function applied to string or binary input</text:span></text:p>
              </table:table-cell>
              <table:table-cell table:style-name="ce9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20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decode-from-uri()</text:span></text:p>
              </table:table-cell>
              <table:table-cell>
                <text:p text:style-name="P10"><text:span text:style-name="T11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parse-uri()</text:span></text:p>
              </table:table-cell>
              <table:table-cell>
                <text:p text:style-name="P10"><text:span text:style-name="T11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build-uri()</text:span></text:p>
              </table:table-cell>
              <table:table-cell>
                <text:p text:style-name="P10"><text:span text:style-name="T11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parse-QName()</text:span></text:p>
              </table:table-cell>
              <table:table-cell>
                <text:p text:style-name="P10"><text:span text:style-name="T27">EQName</text:span><text:span text:style-name="T11"> </text:span><text:span text:style-name="T14">→</text:span><text:span text:style-name="T11"> </text:span><text:span text:style-name="T21">xs:QName</text:span><text:span text:style-name="T11"> </text:span></text:p>
              </table:table-cell>
              <table:table-cell>
                <text:p text:style-name="P10"><text:span text:style-name="T11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expanded-QName()</text:span></text:p>
              </table:table-cell>
              <table:table-cell>
                <text:p text:style-name="P10"><text:span text:style-name="T21">xs:QName</text:span><text:span text:style-name="T11"> </text:span><text:span text:style-name="T14">→</text:span><text:span text:style-name="T11"> EQName</text:span></text:p>
              </table:table-cell>
              <table:table-cell>
                <text:p text:style-name="P10"><text:span text:style-name="T11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20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seconds()</text:span></text:p>
              </table:table-cell>
              <table:table-cell>
                <text:p text:style-name="P10"><text:span text:style-name="T11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unix-dateTime()</text:span></text:p>
              </table:table-cell>
              <table:table-cell>
                <text:p text:style-name="P10"><text:span text:style-name="T11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fn:civil-timezone()</text:span></text:p>
              </table:table-cell>
              <table:table-cell>
                <text:p text:style-name="P10"><text:span text:style-name="T11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20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3">fn:in-scope-namespaces()</text:span></text:p>
              </table:table-cell>
              <table:table-cell>
                <text:p text:style-name="P10"><text:span text:style-name="T19">A map of</text:span><text:span text:style-name="T19"><text:line-break/></text:span><text:span text:style-name="T28">prefix </text:span><text:span text:style-name="T29">→ namespace </text:span><text:span text:style-name="T5">URI</text:span><text:span text:style-name="T5"><text:line-break/></text:span><text:span text:style-name="T11">in-scope for an element node</text:span></text:p>
              </table:table-cell>
              <table:table-cell>
                <text:p text:style-name="P10"><text:span text:style-name="T30">fn:namespace-uri-for-prefix()</text:span><text:span text:style-name="T19"> and </text:span><text:span text:style-name="T21">fn:in-scope-prefixes() </text:span><text:span text:style-name="T11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siblings()</text:span></text:p>
              </table:table-cell>
              <table:table-cell>
                <text:p text:style-name="P10"><text:span text:style-name="T11">Siblings of a GNode in document order</text:span></text:p>
              </table:table-cell>
              <table:table-cell>
                <text:p text:style-name="P10"><text:span text:style-name="T11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fn:distinct-ordered-nodes()</text:span></text:p>
              </table:table-cell>
              <table:table-cell>
                <text:p text:style-name="P10"><text:span text:style-name="T11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20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5">
                <text:p text:style-name="P9"><text:span text:style-name="T13">map:build()</text:span></text:p>
              </table:table-cell>
              <table:table-cell table:style-name="ce6">
                <text:p text:style-name="P10"><text:span text:style-name="T11">Build a map from a sequence of items</text:span></text:p>
              </table:table-cell>
              <table:table-cell table:style-name="ce10">
                <text:p text:style-name="P23"><text:span text:style-name="T31">Key and value generating functions with </text:span><text:span text:style-name="T3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map:empty()</text:span></text:p>
              </table:table-cell>
              <table:table-cell>
                <text:p text:style-name="P10"><text:span text:style-name="T21">true</text:span><text:span text:style-name="T11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map:entries()</text:span></text:p>
              </table:table-cell>
              <table:table-cell>
                <text:p text:style-name="P10"><text:span text:style-name="T11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33">map:filter()</text:span></text:p>
              </table:table-cell>
              <table:table-cell>
                <text:p text:style-name="P10"><text:span text:style-name="T11">Selects entries from a map, returning a new map</text:span></text:p>
              </table:table-cell>
              <table:table-cell>
                <text:p text:style-name="P10"><text:span text:style-name="T11">Predicate function(</text:span><text:span text:style-name="T12">$key</text:span><text:span text:style-name="T11">, </text:span><text:span text:style-name="T12">$value</text:span><text:span text:style-name="T11">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33">map:items()</text:span></text:p>
              </table:table-cell>
              <table:table-cell>
                <text:p text:style-name="P10"><text:span text:style-name="T11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33">map:keys-where()</text:span></text:p>
              </table:table-cell>
              <table:table-cell>
                <text:p text:style-name="P10"><text:span text:style-name="T11">Selects keys from a map</text:span></text:p>
              </table:table-cell>
              <table:table-cell>
                <text:p text:style-name="P10"><text:span text:style-name="T11">Predicate function(</text:span><text:span text:style-name="T12">$key</text:span><text:span text:style-name="T11">, </text:span><text:span text:style-name="T12">$value</text:span><text:span text:style-name="T11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map<text:span text:style-name="T7">:build()</text:span></text:p>
          </draw:text-box>
        </draw:frame>
        <draw:frame draw:style-name="gr30" draw:text-style-name="P24" draw:layer="layout" svg:width="25.579cm" svg:height="5.713cm" svg:x="0.805cm" svg:y="4.905cm">
          <draw:text-box>
            <text:p><text:span text:style-name="T5">map:build</text:span><text:span text:style-name="T4">(</text:span></text:p>
            <text:p><text:span text:style-name="T4"><text:s text:c="10"/>$input</text:span><text:span text:style-name="T4"><text:tab/></text:span><text:span text:style-name="T4">as item()*,</text:span><text:span text:style-name="T4"><text:tab/></text:span></text:p>
            <text:p><text:span text:style-name="T4"><text:s text:c="10"/>$key</text:span><text:span text:style-name="T4"><text:tab/></text:span><text:span text:style-name="T4"> <text:s/>as (fn($item as item(), $position as xs:integer)</text:span><text:span text:style-name="T4"><text:line-break/></text:span><text:span text:style-name="T4"> <text:s text:c="20"/>as xs:anyAtomicType*)?</text:span><text:span text:style-name="T4"><text:tab/></text:span><text:span text:style-name="T4">:= fn:identity#1,</text:span></text:p>
            <text:p><text:span text:style-name="T4"><text:s text:c="10"/>$value as (fn($item as item(), $position as xs:integer)</text:span><text:span text:style-name="T4"><text:line-break/></text:span><text:span text:style-name="T4"> <text:s text:c="20"/>as item()*)? := fn:identity#1,</text:span></text:p>
            <text:p><text:span text:style-name="T4"><text:s text:c="10"/>$options</text:span><text:span text:style-name="T4"><text:tab/></text:span><text:span text:style-name="T4">as map(*)?</text:span><text:span text:style-name="T4"><text:tab/></text:span><text:span text:style-name="T4">:= {}</text:span></text:p>
            <text:p><text:span text:style-name="T4">) as map(*)</text:span></text:p>
          </draw:text-box>
        </draw:frame>
        <draw:custom-shape draw:style-name="gr21" draw:text-style-name="P19" draw:layer="layout" svg:width="3.193cm" svg:height="2.289cm" svg:x="22.087cm" svg:y="11.314cm">
          <text:p text:style-name="P4"><text:span text:style-name="T24">Example</text:span><text:line-break/>Maps<text:line-break/><text:span text:style-name="T25">map-buil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6">
          <draw:frame draw:style-name="gr31" draw:text-style-name="P5" xml:id="id23" draw:id="id23" draw:layer="layout" svg:width="4.812cm" svg:height="1.505cm" svg:x="12.861cm" svg:y="3.238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5.267cm" svg:y1="4.743cm" svg:x2="18.745cm" svg:y2="6.289cm" draw:start-shape="id23" draw:start-glue-point="2" draw:end-shape="id24" draw:end-glue-point="0" svg:d="M15267 4743l3478 1546" svg:viewBox="0 0 3479 1547">
            <text:p/>
          </draw:connector>
          <draw:custom-shape draw:style-name="gr32" draw:text-style-name="P6" xml:id="id24" draw:id="id24" draw:layer="layout" svg:width="8.028cm" svg:height="0.862cm" svg:x="14.731cm" svg:y="6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20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11">
                <text:p text:style-name="P25"><text:span text:style-name="T26">fn:element-to-map()</text:span></text:p>
              </table:table-cell>
              <table:table-cell>
                <text:p text:style-name="P10"><text:span text:style-name="T11">Converts an element node into a map that is suitable for JSON serialization </text:span></text:p>
              </table:table-cell>
              <table:table-cell>
                <text:p text:style-name="P10"><text:span text:style-name="T11">Can use a pre-analysed plan</text:span></text:p>
              </table:table-cell>
            </table:table-row>
            <table:table-row table:style-name="ro1">
              <table:table-cell table:style-name="ce11">
                <text:p text:style-name="P21"><text:span text:style-name="T26">fn:element-to-map-plan()</text:span></text:p>
              </table:table-cell>
              <table:table-cell table:style-name="ce2">
                <text:p text:style-name="P10"><text:span text:style-name="T11">Analyzes sample data to generate a conversion plan, organised by element and attribute name </text:span></text:p>
              </table:table-cell>
              <table:table-cell table:style-name="ce12">
                <text:p text:style-name="P23"><text:span text:style-name="T31">Suitable for use by</text:span><text:span text:style-name="T31"><text:line-break/></text:span><text:span text:style-name="T34">fn:element-to-map()</text:span></text:p>
                <text:p text:style-name="P23"><text:span text:style-name="T31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1" draw:text-style-name="P19" draw:layer="layout" svg:width="4.842cm" svg:height="2.289cm" svg:x="19.901cm" svg:y="9.234cm">
          <text:p text:style-name="P4"><text:span text:style-name="T24">Example</text:span><text:line-break/>JSON<text:line-break/><text:span text:style-name="T25">element-to-map()-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20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9"><text:span text:style-name="T10">array:build()</text:span></text:p>
              </table:table-cell>
              <table:table-cell table:style-name="ce2">
                <text:p text:style-name="P10"><text:span text:style-name="T11">Build an array from a sequence of items</text:span></text:p>
              </table:table-cell>
              <table:table-cell table:style-name="ce12">
                <text:p text:style-name="P23"><text:span text:style-name="T31">Value generating function with </text:span><text:span text:style-name="T32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array:empty()</text:span></text:p>
              </table:table-cell>
              <table:table-cell>
                <text:p text:style-name="P10"><text:span text:style-name="T21">true</text:span><text:span text:style-name="T11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0">array:foot()</text:span></text:p>
              </table:table-cell>
              <table:table-cell>
                <text:p text:style-name="P10"><text:span text:style-name="T11">The last member of an array</text:span></text:p>
              </table:table-cell>
              <table:table-cell>
                <text:p text:style-name="P10"><text:span text:style-name="T12">cf</text:span><text:span text:style-name="T11"> </text:span><text:span text:style-name="T5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array:trunk()</text:span></text:p>
              </table:table-cell>
              <table:table-cell>
                <text:p text:style-name="P10"><text:span text:style-name="T11">Remove the last member of an array</text:span></text:p>
              </table:table-cell>
              <table:table-cell>
                <text:p text:style-name="P10"><text:span text:style-name="T12">cf</text:span><text:span text:style-name="T11"> </text:span><text:span text:style-name="T5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3">array:slice()</text:span></text:p>
              </table:table-cell>
              <table:table-cell>
                <text:p text:style-name="P10"><text:span text:style-name="T11">An array containing members of an input array selected by position</text:span></text:p>
              </table:table-cell>
              <table:table-cell>
                <text:p text:style-name="P10"><text:span text:style-name="T12">$start</text:span><text:span text:style-name="T11">, </text:span><text:span text:style-name="T12">$end</text:span><text:span text:style-name="T11"> and </text:span><text:span text:style-name="T12">$step</text:span><text:span text:style-name="T11">.</text:span></text:p>
                <text:p text:style-name="P10"><text:span text:style-name="T12">cf</text:span><text:span text:style-name="T11"> </text:span><text:span text:style-name="T5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33">array:index-of()</text:span></text:p>
              </table:table-cell>
              <table:table-cell>
                <text:p text:style-name="P10"><text:span text:style-name="T11">Returns positions of members equal to a target</text:span></text:p>
              </table:table-cell>
              <table:table-cell>
                <text:p text:style-name="P10"><text:span text:style-name="T11">Comparison using</text:span><text:span text:style-name="T11"><text:line-break/></text:span><text:span text:style-name="T5">fn:deep-equal()</text:span><text:span text:style-name="T11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33">array:index-where()</text:span></text:p>
              </table:table-cell>
              <table:table-cell>
                <text:p text:style-name="P10"><text:span text:style-name="T11">Returns positions of members which match a predicate</text:span></text:p>
              </table:table-cell>
              <table:table-cell>
                <text:p text:style-name="P10"><text:span text:style-name="T11">Predicate function(</text:span><text:span text:style-name="T12">$value,$position</text:span><text:span text:style-name="T11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20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9"><text:span text:style-name="T33">array:items()</text:span></text:p>
              </table:table-cell>
              <table:table-cell>
                <text:p text:style-name="P10"><text:span text:style-name="T11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9"><text:span text:style-name="T33">array:members()</text:span></text:p>
              </table:table-cell>
              <table:table-cell table:style-name="ce2">
                <text:p text:style-name="P10"><text:span text:style-name="T11">The contents of an array, as a sequence of </text:span><text:span text:style-name="T35">value records</text:span></text:p>
              </table:table-cell>
              <table:table-cell table:style-name="ce3">
                <text:p text:style-name="P11"><text:span text:style-name="T5">{‘value’: $sequence}*</text:span></text:p>
              </table:table-cell>
            </table:table-row>
            <table:table-row table:style-name="ro1">
              <table:table-cell table:style-name="ce1">
                <text:p text:style-name="P9"><text:span text:style-name="T33">array:of-members()</text:span></text:p>
              </table:table-cell>
              <table:table-cell table:style-name="ce2">
                <text:p text:style-name="P10"><text:span text:style-name="T11">Constructs an array from the contents of a sequence of </text:span><text:span text:style-name="T35">value records</text:span></text:p>
              </table:table-cell>
              <table:table-cell table:style-name="ce3">
                <text:p text:style-name="P11"><text:span text:style-name="T5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33">array:sort-by()</text:span></text:p>
              </table:table-cell>
              <table:table-cell>
                <text:p text:style-name="P10"><text:span text:style-name="T11">Sort using several sort-key functions</text:span></text:p>
              </table:table-cell>
              <table:table-cell>
                <text:p text:style-name="P10"><text:span text:style-name="T11">Collations &amp; sort-key value functions</text:span><text:span text:style-name="T11"><text:line-break/></text:span><text:span text:style-name="T12">cf</text:span><text:span text:style-name="T11"> </text:span><text:span text:style-name="T5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33">array:split()</text:span></text:p>
              </table:table-cell>
              <table:table-cell>
                <text:p text:style-name="P10"><text:span text:style-name="T11">The contents of an array, as a sequence of single entry arrays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20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0">fn:jtree()</text:span></text:p>
              </table:table-cell>
              <table:table-cell>
                <text:p text:style-name="P10"><text:span text:style-name="T11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0">fn:jnode-selector()</text:span></text:p>
              </table:table-cell>
              <table:table-cell>
                <text:p text:style-name="P10"><text:span text:style-name="T11">The </text:span><text:span text:style-name="T35">selector</text:span><text:span text:style-name="T11"> property of a JNode</text:span></text:p>
              </table:table-cell>
              <table:table-cell>
                <text:p text:style-name="P10"><text:span text:style-name="T5">xs:integer</text:span><text:span text:style-name="T11"> </text:span><text:span text:style-name="T14">≥</text:span><text:span text:style-name="T36"> 1</text:span><text:span text:style-name="T11"> for an array JNode, </text:span><text:span text:style-name="T5">xs:anyAtomicType</text:span><text:span text:style-name="T11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0">fn:jnode-content()</text:span></text:p>
              </table:table-cell>
              <table:table-cell>
                <text:p text:style-name="P10"><text:span text:style-name="T11">The </text:span><text:span text:style-name="T35">content</text:span><text:span text:style-name="T11"> property of a JNode</text:span></text:p>
              </table:table-cell>
              <table:table-cell>
                <text:p text:style-name="P10"><text:span text:style-name="T11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9"><text:span text:style-name="T10">fn:jnode-position()</text:span></text:p>
              </table:table-cell>
              <table:table-cell table:style-name="ce2">
                <text:p text:style-name="P10"><text:span text:style-name="T11">The </text:span><text:span text:style-name="T35">position</text:span><text:span text:style-name="T11"> property of a JNode</text:span></text:p>
              </table:table-cell>
              <table:table-cell table:style-name="ce12">
                <text:p text:style-name="P23"><text:span text:style-name="T31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20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9"><text:span text:style-name="T33">fn:unparsed-binary()</text:span></text:p>
              </table:table-cell>
              <table:table-cell table:style-name="ce13">
                <text:p text:style-name="P10"><text:span text:style-name="T11">Reads an external resource (e.g. a file) and returns its contents in binary</text:span></text:p>
              </table:table-cell>
              <table:table-cell table:style-name="ce14">
                <text:p text:style-name="P10"><text:span text:style-name="T12">cf</text:span><text:span text:style-name="T11"> </text:span><text:span text:style-name="T5">file:read-binary()</text:span></text:p>
              </table:table-cell>
            </table:table-row>
            <table:table-row table:style-name="ro1">
              <table:table-cell table:style-name="ce1">
                <text:p text:style-name="P9"><text:span text:style-name="T33">fn:xsd-validator()</text:span></text:p>
              </table:table-cell>
              <table:table-cell table:style-name="ce2">
                <text:p text:style-name="P10"><text:span text:style-name="T11">Generates a function suitable for validating a document or element</text:span></text:p>
              </table:table-cell>
              <table:table-cell table:style-name="ce15"/>
            </table:table-row>
            <table:table-row table:style-name="ro1">
              <table:table-cell table:style-name="ce1">
                <text:p text:style-name="P9"><text:span text:style-name="T33">fn:parse-html()</text:span></text:p>
              </table:table-cell>
              <table:table-cell table:style-name="ce12">
                <text:p text:style-name="P23"><text:span text:style-name="T31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9"><text:span text:style-name="T33">fn:html-doc()</text:span></text:p>
              </table:table-cell>
              <table:table-cell>
                <text:p text:style-name="P10"><text:span text:style-name="T11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20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9"><text:span text:style-name="T33">fn:csv-to-arrays()</text:span></text:p>
              </table:table-cell>
              <table:table-cell>
                <text:p text:style-name="P10"><text:span text:style-name="T11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9"><text:span text:style-name="T33">fn:parse-csv()</text:span></text:p>
              </table:table-cell>
              <table:table-cell>
                <text:p text:style-name="P10"><text:span text:style-name="T11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33">fn:csv-doc()</text:span></text:p>
              </table:table-cell>
              <table:table-cell>
                <text:p text:style-name="P10"><text:span text:style-name="T11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33">fn:csv-to-xml()</text:span></text:p>
              </table:table-cell>
              <table:table-cell>
                <text:p text:style-name="P10"><text:span text:style-name="T11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9"><text:span text:style-name="T33">fn:invisible-xml()</text:span></text:p>
              </table:table-cell>
              <table:table-cell>
                <text:p text:style-name="P10"><text:span text:style-name="T11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Example" style:family="graphic" style:parent-style-name="Filled_20_Red">
      <style:graphic-properties fo:padding-top="0.2cm" fo:padding-bottom="0.2cm" fo:padding-left="0.2cm" fo:padding-right="0.2cm"/>
    </style:style>
    <style:style style:name="Function" style:family="graphic" style:parent-style-name="Text">
      <style:text-properties style:font-name="Liberation Mono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2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F_26_O-background" style:display-name="1_F&amp;O-background" style:family="presentation">
      <style:graphic-properties draw:stroke="none" draw:fill="none"/>
      <style:text-properties style:letter-kerning="true"/>
    </style:style>
    <style:style style:name="_31__5f_F_26_O-backgroundobjects" style:display-name="1_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_26_O-notes" style:display-name="1_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F_26_O-outline1" style:display-name="1_F&amp;O-outline1" style:family="presentation">
      <style:graphic-properties draw:stroke="none" draw:fill="none" draw:auto-grow-height="false" draw:fit-to-size="false" style:shrink-to-fit="true">
        <text:list-style style:name="_31__5f_F_26_O-outline1" style:display-name="1_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outline2" style:display-name="1_F&amp;O-outline2" style:family="presentation" style:parent-style-name="_31__5f_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_31__5f_F_26_O-outline3" style:display-name="1_F&amp;O-outline3" style:family="presentation" style:parent-style-name="_31__5f_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_31__5f_F_26_O-outline4" style:display-name="1_F&amp;O-outline4" style:family="presentation" style:parent-style-name="_31__5f_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_31__5f_F_26_O-outline5" style:display-name="1_F&amp;O-outline5" style:family="presentation" style:parent-style-name="_31__5f_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6" style:display-name="1_F&amp;O-outline6" style:family="presentation" style:parent-style-name="_31__5f_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7" style:display-name="1_F&amp;O-outline7" style:family="presentation" style:parent-style-name="_31__5f_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8" style:display-name="1_F&amp;O-outline8" style:family="presentation" style:parent-style-name="_31__5f_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9" style:display-name="1_F&amp;O-outline9" style:family="presentation" style:parent-style-name="_31__5f_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subtitle" style:display-name="1_F&amp;O-subtitle" style:family="presentation">
      <style:graphic-properties draw:stroke="none" draw:fill="none" draw:textarea-vertical-align="middle">
        <text:list-style style:name="_31__5f_F_26_O-subtitle" style:display-name="1_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title" style:display-name="1_F&amp;O-title" style:family="presentation">
      <style:graphic-properties draw:stroke="none" draw:fill="none" draw:textarea-vertical-align="middle">
        <text:list-style style:name="_31__5f_F_26_O-title" style:display-name="1_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_31__5f_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_31__5f_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1__5f_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1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1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1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1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_26_O" style:display-name="F&amp;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_26_O" style:display-name="1_F&amp;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F_26_O-title" draw:layer="backgroundobjects" svg:width="22.454cm" svg:height="2.629cm" svg:x="4.145cm" svg:y="0.628cm" presentation:class="title" presentation:placeholder="true">
        <draw:text-box/>
      </draw:frame>
      <draw:frame presentation:style-name="_31__5f_F_26_O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11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11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_31__5f_F_26_O-title" draw:layer="backgroundobjects" svg:width="19.798cm" svg:height="11.136cm" svg:x="0.6cm" svg:y="2.257cm" presentation:class="page"/>
        <draw:frame presentation:style-name="_31__5f_F_26_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8.1.1$Windows_X86_64 LibreOffice_project/54047653041915e595ad4e45cccea684809c77b5</meta:generator>
    <meta:editing-duration>P2DT10H53M17S</meta:editing-duration>
    <meta:editing-cycles>46</meta:editing-cycles>
    <dc:title>QT4temp</dc:title>
    <dc:date>2025-10-23T11:18:23.837123100</dc:date>
    <meta:print-date>2025-10-20T16:19:53.829221600</meta:print-date>
    <meta:printed-by>PDF files</meta:printed-by>
    <meta:document-statistic meta:object-count="233"/>
    <meta:template xlink:type="simple" xlink:actuate="onRequest" xlink:title="QT4temp" xlink:href="file:///C:/Users/jwl/AppData/Roaming/LibreOffice/4/user/template/QT4temp.otp" meta:date="2025-10-21T11:49:50.973332200"/>
  </office:meta>
</office:document-meta>
</file>